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2d93" officeooo:paragraph-rsid="00012d93"/>
    </style:style>
    <style:style style:name="P2" style:family="paragraph" style:parent-style-name="Standard">
      <style:text-properties officeooo:rsid="00012d93" officeooo:paragraph-rsid="00043ad9"/>
    </style:style>
    <style:style style:name="P3" style:family="paragraph" style:parent-style-name="Standard">
      <style:text-properties officeooo:rsid="00043ad9" officeooo:paragraph-rsid="00043ad9"/>
    </style:style>
    <style:style style:name="P4" style:family="paragraph" style:parent-style-name="Standard">
      <style:text-properties officeooo:paragraph-rsid="00043ad9"/>
    </style:style>
    <style:style style:name="P5" style:family="paragraph" style:parent-style-name="Standard">
      <style:paragraph-properties fo:margin-top="0in" fo:margin-bottom="0in" style:contextual-spacing="false"/>
      <style:text-properties fo:font-size="12pt" fo:font-weight="normal" officeooo:rsid="00043ad9" officeooo:paragraph-rsid="00043ad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in" fo:margin-bottom="0in" style:contextual-spacing="false"/>
      <style:text-properties officeooo:rsid="00043ad9" officeooo:paragraph-rsid="0004d76c"/>
    </style:style>
    <style:style style:name="P7" style:family="paragraph" style:parent-style-name="Standard">
      <style:paragraph-properties fo:margin-top="0in" fo:margin-bottom="0in" style:contextual-spacing="false"/>
      <style:text-properties officeooo:rsid="00043ad9" officeooo:paragraph-rsid="000620aa"/>
    </style:style>
    <style:style style:name="P8" style:family="paragraph" style:parent-style-name="Standard">
      <style:paragraph-properties fo:margin-top="0in" fo:margin-bottom="0in" style:contextual-spacing="false"/>
      <style:text-properties officeooo:rsid="00043ad9" officeooo:paragraph-rsid="00063b18"/>
    </style:style>
    <style:style style:name="P9" style:family="paragraph" style:parent-style-name="Standard">
      <style:paragraph-properties fo:margin-top="0in" fo:margin-bottom="0in" style:contextual-spacing="false"/>
      <style:text-properties officeooo:rsid="00043ad9" officeooo:paragraph-rsid="000649e3"/>
    </style:style>
    <style:style style:name="P10" style:family="paragraph" style:parent-style-name="Standard">
      <style:paragraph-properties fo:margin-top="0in" fo:margin-bottom="0in" style:contextual-spacing="false"/>
      <style:text-properties officeooo:rsid="00063b18" officeooo:paragraph-rsid="00063b18"/>
    </style:style>
    <style:style style:name="P11" style:family="paragraph" style:parent-style-name="Text_20_body">
      <style:paragraph-properties fo:margin-top="0in" fo:margin-bottom="0in" style:contextual-spacing="false"/>
      <style:text-properties fo:font-size="12pt" fo:font-weight="normal" officeooo:rsid="00043ad9" officeooo:paragraph-rsid="00043ad9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in" fo:margin-bottom="0in" style:contextual-spacing="false"/>
      <style:text-properties fo:font-size="12pt" fo:font-weight="normal" officeooo:rsid="00043ad9" officeooo:paragraph-rsid="00063b18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043ad9"/>
    </style:style>
    <style:style style:name="P14" style:family="paragraph" style:parent-style-name="Text_20_body">
      <style:paragraph-properties fo:margin-top="0in" fo:margin-bottom="0in" style:contextual-spacing="false"/>
      <style:text-properties officeooo:rsid="00043ad9" officeooo:paragraph-rsid="00043ad9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04d76c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0620aa"/>
    </style:style>
    <style:style style:name="P17" style:family="paragraph" style:parent-style-name="Text_20_body">
      <style:paragraph-properties fo:margin-top="0in" fo:margin-bottom="0in" style:contextual-spacing="false"/>
      <style:text-properties officeooo:paragraph-rsid="00063b18"/>
    </style:style>
    <style:style style:name="T1" style:family="text">
      <style:text-properties officeooo:rsid="00043ad9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28f75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043ad9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063b18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649e3" style:font-size-asian="12pt" style:font-weight-asian="normal" style:font-size-complex="12pt" style:font-weight-complex="normal"/>
    </style:style>
    <style:style style:name="T7" style:family="text">
      <style:text-properties officeooo:rsid="0004d76c"/>
    </style:style>
    <style:style style:name="T8" style:family="text">
      <style:text-properties officeooo:rsid="000620aa"/>
    </style:style>
    <style:style style:name="T9" style:family="text">
      <style:text-properties officeooo:rsid="00063b18"/>
    </style:style>
    <style:style style:name="T10" style:family="text">
      <style:text-properties officeooo:rsid="00064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AFF</text:p>
      <text:p text:style-name="P17"><text:span text:style-name="T4">Contact: </text:span>Derek Kemp, <text:a xlink:type="simple" xlink:href="mailto:derek.kemp@uct.ac.za">derek.kemp@uct.ac.za</text:a></text:p>
      <text:p text:style-name="P17"><text:span text:style-name="T8">CC: </text:span>Chris Boothroyd, <text:a xlink:type="simple" xlink:href="mailto:chris.boothroyd@uct.ac.za">chris.boothroyd@uct.ac.za</text:a></text:p>
      <text:p text:style-name="P17"><text:span text:style-name="T8">CC: </text:span>Robert Anderson, <text:a xlink:type="simple" xlink:href="mailto:robert.anderson@uct.ac.za">robert.anderson@uct.ac.za</text:a></text:p>
      <text:p text:style-name="P8">Contacted on e-mail: 1<text:span text:style-name="T7">7</text:span>/11/15, “UTR Data” <text:span text:style-name="T8">REPLY BUT NO DATA</text:span></text:p>
      <text:p text:style-name="P8">Contacted on e-mail: 1<text:span text:style-name="T8">9</text:span>/<text:span text:style-name="T8">0</text:span>1/1<text:span text:style-name="T8">6</text:span>, “UTR Data”</text:p>
      <text:p text:style-name="P12"/>
      <text:p text:style-name="P12">DEA</text:p>
      <text:p text:style-name="P17"><text:span text:style-name="T4">Contact: </text:span>Marcel van den Berg, <text:a xlink:type="simple" xlink:href="mailto:marcel@oceanafrica.com">marcel@oceanafrica.com</text:a></text:p>
      <text:p text:style-name="P17"><text:span text:style-name="T1">CC: </text:span>Mike Roberts, <text:a xlink:type="simple" xlink:href="mailto:mike@oceanafrica.com">mike@oceanafrica.com</text:a></text:p>
      <text:p text:style-name="P17"><text:span text:style-name="T7">CC: </text:span>Matt Dicken, <text:a xlink:type="simple" xlink:href="mailto:matt@shark.co.za">matt@shark.co.za</text:a></text:p>
      <text:p text:style-name="P8">Contacted on e-mail: 1<text:span text:style-name="T7">7</text:span>/11/15, “UTR Data” <text:span text:style-name="T7">NO REPLY</text:span></text:p>
      <text:p text:style-name="P8">Contacted on e-mail: 1<text:span text:style-name="T7">9</text:span>/<text:span text:style-name="T7">0</text:span>1/1<text:span text:style-name="T7">6</text:span>, “UTR Data”</text:p>
      <text:p text:style-name="P1"/>
      <text:p text:style-name="P1">EKZNW</text:p>
      <text:p text:style-name="P4"><text:span text:style-name="T1">Contact: Jennifer Olbers, </text:span><text:a xlink:type="simple" xlink:href="mailto:olbersj@kznwildlife.com">olbersj@kznwildlife.com</text:a></text:p>
      <text:p text:style-name="P3">Contacted on e-mail: 18/11/15, “UTR Data” <text:span text:style-name="T10">DATA RECEIVED</text:span></text:p>
      <text:p text:style-name="P1">On Dropbox: <text:a xlink:type="simple" xlink:href="https://www.dropbox.com/home/For%20AJ">https://www.dropbox.com/home/For%20AJ</text:a></text:p>
      <text:p text:style-name="P1"/>
      <text:p text:style-name="P12">KZNSB</text:p>
      <text:p text:style-name="P17"><text:span text:style-name="T5">Contact: Matt Dicken, </text:span><text:a xlink:type="simple" xlink:href="mailto:matt@shark.co.za">matt@shark.co.za</text:a></text:p>
      <text:p text:style-name="P8">Contacted on e-mail: 18/11/15, “<text:span text:style-name="T9">Thermometer</text:span> Data” <text:span text:style-name="T9">DATA RECEIVED</text:span></text:p>
      <text:p text:style-name="P10">On e-mail: Saved as an attachment in the e-mail</text:p>
      <text:p text:style-name="P1"/>
      <text:p text:style-name="P12">SAEON</text:p>
      <text:p text:style-name="P17"><text:span text:style-name="T4">Contact: </text:span>Tommy Bornman, <text:a xlink:type="simple" xlink:href="mailto:tommy@saeon.ac.za">tommy@saeon.ac.za</text:a></text:p>
      <text:p text:style-name="P9">Contacted on e-mail: 1<text:span text:style-name="T7">7</text:span>/11/15, “<text:span text:style-name="T10">New </text:span>UTR Data” <text:span text:style-name="T8">REPLY BUT NO DATA</text:span></text:p>
      <text:p text:style-name="P9">Contacted on e-mail: 1<text:span text:style-name="T10">9</text:span>/<text:span text:style-name="T10">0</text:span>1/1<text:span text:style-name="T10">6</text:span>, “<text:span text:style-name="T10">New </text:span>UTR Data”</text:p>
      <text:p text:style-name="P9"/>
      <text:p text:style-name="P1">SAWS</text:p>
      <text:p text:style-name="P3">Contact: <text:span text:style-name="T3">Musa Mkhwanazi, </text:span><text:a xlink:type="simple" xlink:href="mailto:musa.mkhwanazi@weathersa.co.za"><text:span text:style-name="T2">musa.mkhwanazi@weathersa.co.za</text:span></text:a></text:p>
      <text:p text:style-name="P2">Contacted on e-mail: 19/01/16, “<text:span text:style-name="T3">SAWS Coastal Seawater Temperature Data Request”</text:span></text:p>
      <text:p text:style-name="P11"/>
      <text:p text:style-name="P5">UWC</text:p>
      <text:p text:style-name="P5">Contact: Robert Schlegel, <text:a xlink:type="simple" xlink:href="mailto:wiederweiter@gmail.com">wiederweiter@gmail.com</text:a></text:p>
      <text:p text:style-name="P5">Contacted on e-mail:</text:p>
      <text:p text:style-name="P5">On GitHub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3:02:48.215136885</meta:creation-date>
    <dc:date>2016-01-19T15:53:31.347496634</dc:date>
    <meta:editing-duration>PT50M10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1" meta:word-count="144" meta:character-count="1139" meta:non-whitespace-character-count="1025"/>
  </office:meta>
</office:document-meta>
</file>